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0673in" svg:y="0.1161in" svg:width="9.572in" svg:height="7.281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9T19:38:39.79</meta:creation-date>
    <meta:document-statistic meta:table-count="0" meta:image-count="0" meta:object-count="1" meta:page-count="2" meta:paragraph-count="0" meta:word-count="0" meta:character-count="0"/>
    <dc:date>2019-10-09T19:42:27.41</dc:date>
    <meta:editing-duration>PT3M48S</meta:editing-duration>
    <meta:editing-cycles>1</meta:editing-cycles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00" chart:maximum="1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13cm" svg:height="18.494cm" xlink:href="." xlink:type="simple" chart:class="chart:line" chart:style-name="ch1">
        <chart:legend svg:x="2.203cm" svg:y="1.156cm" style:legend-expansion="custom" chartooo:width="12.793cm" chartooo:height="2.517cm" style:legend-expansion-aspect-ratio="5.08263806118395" chart:style-name="ch2"/>
        <chart:plot-area chart:style-name="ch3" chart:data-source-has-labels="both" svg:x="0.526cm" svg:y="1.606cm" svg:width="23.409cm" svg:height="16.123cm">
          <chartooo:coordinate-region svg:x="1.888cm" svg:y="1.818cm" svg:width="22.013cm" svg:height="14.814cm"/>
          <chart:axis chart:dimension="x" chart:name="primary-x" chart:style-name="ch4" chartooo:axis-type="auto">
            <chartooo:date-scale/>
            <chart:categories table:cell-range-address="local-table.$A$2:.$A$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7" chart:label-cell-address="local-table.$B$1" chart:class="chart:line">
            <chart:data-point chart:repeated="36"/>
          </chart:series>
          <chart:series chart:style-name="ch8" chart:values-cell-range-address="local-table.$C$2:.$C$37" chart:label-cell-address="local-table.$C$1" chart:class="chart:line">
            <chart:data-point chart:repeated="36"/>
          </chart:series>
          <chart:series chart:style-name="ch9" chart:values-cell-range-address="local-table.$D$2:.$D$37" chart:label-cell-address="local-table.$D$1" chart:class="chart:line">
            <chart:data-point chart:repeated="36"/>
          </chart:series>
          <chart:series chart:style-name="ch10" chart:values-cell-range-address="local-table.$E$2:.$E$37" chart:label-cell-address="local-table.$E$1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y Hold SPX Year End Value</text:p>
              </table:table-cell>
              <table:table-cell office:value-type="string">
                <text:p>PriceMomentumBlended 90 Day ReEvaluation 9 Stocks Year End Value</text:p>
              </table:table-cell>
              <table:table-cell office:value-type="string">
                <text:p>PriceMomentum 90 Day ReEvaluation 9 Stocks Year End Value</text:p>
              </table:table-cell>
              <table:table-cell office:value-type="string">
                <text:p>PriceMomentum 90 Day ReEvaluation 5 Stocks Year End Value</text:p>
              </table:table-cell>
            </table:table-row>
          </table:table-header-rows>
          <table:table-rows>
            <table:table-row>
              <table:table-cell office:value-type="string">
                <text:p>1/2/1982</text:p>
              </table:table-cell>
              <table:table-cell office:value-type="float" office:value="34332.76">
                <text:p>34332.76</text:p>
              </table:table-cell>
              <table:table-cell office:value-type="float" office:value="42527.587">
                <text:p>42527.587</text:p>
              </table:table-cell>
              <table:table-cell office:value-type="float" office:value="43120.063">
                <text:p>43120.063</text:p>
              </table:table-cell>
              <table:table-cell office:value-type="float" office:value="43512.069">
                <text:p>43512.069</text:p>
              </table:table-cell>
            </table:table-row>
            <table:table-row>
              <table:table-cell office:value-type="string">
                <text:p>1/2/1983</text:p>
              </table:table-cell>
              <table:table-cell office:value-type="float" office:value="35124.52">
                <text:p>35124.52</text:p>
              </table:table-cell>
              <table:table-cell office:value-type="float" office:value="45872.723">
                <text:p>45872.723</text:p>
              </table:table-cell>
              <table:table-cell office:value-type="float" office:value="43995.862">
                <text:p>43995.862</text:p>
              </table:table-cell>
              <table:table-cell office:value-type="float" office:value="44786.135">
                <text:p>44786.135</text:p>
              </table:table-cell>
            </table:table-row>
            <table:table-row>
              <table:table-cell office:value-type="string">
                <text:p>1/2/1984</text:p>
              </table:table-cell>
              <table:table-cell office:value-type="float" office:value="30232.73">
                <text:p>30232.73</text:p>
              </table:table-cell>
              <table:table-cell office:value-type="float" office:value="27760.917">
                <text:p>27760.917</text:p>
              </table:table-cell>
              <table:table-cell office:value-type="float" office:value="29820.776">
                <text:p>29820.776</text:p>
              </table:table-cell>
              <table:table-cell office:value-type="float" office:value="28602.92">
                <text:p>28602.92</text:p>
              </table:table-cell>
            </table:table-row>
            <table:table-row>
              <table:table-cell office:value-type="string">
                <text:p>1/2/1985</text:p>
              </table:table-cell>
              <table:table-cell office:value-type="float" office:value="37838.24">
                <text:p>37838.24</text:p>
              </table:table-cell>
              <table:table-cell office:value-type="float" office:value="40588.938">
                <text:p>40588.938</text:p>
              </table:table-cell>
              <table:table-cell office:value-type="float" office:value="39001.242">
                <text:p>39001.242</text:p>
              </table:table-cell>
              <table:table-cell office:value-type="float" office:value="38183.586">
                <text:p>38183.586</text:p>
              </table:table-cell>
            </table:table-row>
            <table:table-row>
              <table:table-cell office:value-type="string">
                <text:p>1/2/1986</text:p>
              </table:table-cell>
              <table:table-cell office:value-type="float" office:value="34347.49">
                <text:p>34347.49</text:p>
              </table:table-cell>
              <table:table-cell office:value-type="float" office:value="45560.311">
                <text:p>45560.311</text:p>
              </table:table-cell>
              <table:table-cell office:value-type="float" office:value="40839.172">
                <text:p>40839.172</text:p>
              </table:table-cell>
              <table:table-cell office:value-type="float" office:value="40411.525">
                <text:p>40411.525</text:p>
              </table:table-cell>
            </table:table-row>
            <table:table-row>
              <table:table-cell office:value-type="string">
                <text:p>1/2/1987</text:p>
              </table:table-cell>
              <table:table-cell office:value-type="float" office:value="30689.41">
                <text:p>30689.41</text:p>
              </table:table-cell>
              <table:table-cell office:value-type="float" office:value="35865.773">
                <text:p>35865.773</text:p>
              </table:table-cell>
              <table:table-cell office:value-type="float" office:value="38828.516">
                <text:p>38828.516</text:p>
              </table:table-cell>
              <table:table-cell office:value-type="float" office:value="40080.73">
                <text:p>40080.73</text:p>
              </table:table-cell>
            </table:table-row>
            <table:table-row>
              <table:table-cell office:value-type="string">
                <text:p>1/2/1988</text:p>
              </table:table-cell>
              <table:table-cell office:value-type="float" office:value="33899.09">
                <text:p>33899.09</text:p>
              </table:table-cell>
              <table:table-cell office:value-type="float" office:value="33714.161">
                <text:p>33714.161</text:p>
              </table:table-cell>
              <table:table-cell office:value-type="float" office:value="33683.529">
                <text:p>33683.529</text:p>
              </table:table-cell>
              <table:table-cell office:value-type="float" office:value="33385.924">
                <text:p>33385.924</text:p>
              </table:table-cell>
            </table:table-row>
            <table:table-row>
              <table:table-cell office:value-type="string">
                <text:p>1/2/1989</text:p>
              </table:table-cell>
              <table:table-cell office:value-type="float" office:value="38089.76">
                <text:p>38089.76</text:p>
              </table:table-cell>
              <table:table-cell office:value-type="float" office:value="45698.263">
                <text:p>45698.263</text:p>
              </table:table-cell>
              <table:table-cell office:value-type="float" office:value="44601.508">
                <text:p>44601.508</text:p>
              </table:table-cell>
              <table:table-cell office:value-type="float" office:value="43427.275">
                <text:p>43427.275</text:p>
              </table:table-cell>
            </table:table-row>
            <table:table-row>
              <table:table-cell office:value-type="string">
                <text:p>1/2/1990</text:p>
              </table:table-cell>
              <table:table-cell office:value-type="float" office:value="28043.2">
                <text:p>28043.2</text:p>
              </table:table-cell>
              <table:table-cell office:value-type="float" office:value="34079.407">
                <text:p>34079.407</text:p>
              </table:table-cell>
              <table:table-cell office:value-type="float" office:value="33316.261">
                <text:p>33316.261</text:p>
              </table:table-cell>
              <table:table-cell office:value-type="float" office:value="32881.604">
                <text:p>32881.604</text:p>
              </table:table-cell>
            </table:table-row>
            <table:table-row>
              <table:table-cell office:value-type="string">
                <text:p>1/2/1991</text:p>
              </table:table-cell>
              <table:table-cell office:value-type="float" office:value="37806.7">
                <text:p>37806.7</text:p>
              </table:table-cell>
              <table:table-cell office:value-type="float" office:value="68364.322">
                <text:p>68364.322</text:p>
              </table:table-cell>
              <table:table-cell office:value-type="float" office:value="66011.969">
                <text:p>66011.969</text:p>
              </table:table-cell>
              <table:table-cell office:value-type="float" office:value="71212.736">
                <text:p>71212.736</text:p>
              </table:table-cell>
            </table:table-row>
            <table:table-row>
              <table:table-cell office:value-type="string">
                <text:p>1/2/1992</text:p>
              </table:table-cell>
              <table:table-cell office:value-type="float" office:value="31539.09">
                <text:p>31539.09</text:p>
              </table:table-cell>
              <table:table-cell office:value-type="float" office:value="42001.19">
                <text:p>42001.19</text:p>
              </table:table-cell>
              <table:table-cell office:value-type="float" office:value="32258.413">
                <text:p>32258.413</text:p>
              </table:table-cell>
              <table:table-cell office:value-type="float" office:value="36654.484">
                <text:p>36654.484</text:p>
              </table:table-cell>
            </table:table-row>
            <table:table-row>
              <table:table-cell office:value-type="string">
                <text:p>1/2/1993</text:p>
              </table:table-cell>
              <table:table-cell office:value-type="float" office:value="32233.28">
                <text:p>32233.28</text:p>
              </table:table-cell>
              <table:table-cell office:value-type="float" office:value="39597.457">
                <text:p>39597.457</text:p>
              </table:table-cell>
              <table:table-cell office:value-type="float" office:value="41576.088">
                <text:p>41576.088</text:p>
              </table:table-cell>
              <table:table-cell office:value-type="float" office:value="42605.856">
                <text:p>42605.856</text:p>
              </table:table-cell>
            </table:table-row>
            <table:table-row>
              <table:table-cell office:value-type="string">
                <text:p>1/2/1994</text:p>
              </table:table-cell>
              <table:table-cell office:value-type="float" office:value="29650.24">
                <text:p>29650.24</text:p>
              </table:table-cell>
              <table:table-cell office:value-type="float" office:value="32779.757">
                <text:p>32779.757</text:p>
              </table:table-cell>
              <table:table-cell office:value-type="float" office:value="33365.997">
                <text:p>33365.997</text:p>
              </table:table-cell>
              <table:table-cell office:value-type="float" office:value="31614.557">
                <text:p>31614.557</text:p>
              </table:table-cell>
            </table:table-row>
            <table:table-row>
              <table:table-cell office:value-type="string">
                <text:p>1/2/1995</text:p>
              </table:table-cell>
              <table:table-cell office:value-type="float" office:value="40178.8">
                <text:p>40178.8</text:p>
              </table:table-cell>
              <table:table-cell office:value-type="float" office:value="37586.524">
                <text:p>37586.524</text:p>
              </table:table-cell>
              <table:table-cell office:value-type="float" office:value="40405.724">
                <text:p>40405.724</text:p>
              </table:table-cell>
              <table:table-cell office:value-type="float" office:value="39937.568">
                <text:p>39937.568</text:p>
              </table:table-cell>
            </table:table-row>
            <table:table-row>
              <table:table-cell office:value-type="string">
                <text:p>1/2/1996</text:p>
              </table:table-cell>
              <table:table-cell office:value-type="float" office:value="36612.16">
                <text:p>36612.16</text:p>
              </table:table-cell>
              <table:table-cell office:value-type="float" office:value="33711.221">
                <text:p>33711.221</text:p>
              </table:table-cell>
              <table:table-cell office:value-type="float" office:value="37300.907">
                <text:p>37300.907</text:p>
              </table:table-cell>
              <table:table-cell office:value-type="float" office:value="35043.8">
                <text:p>35043.8</text:p>
              </table:table-cell>
            </table:table-row>
            <table:table-row>
              <table:table-cell office:value-type="string">
                <text:p>1/2/1997</text:p>
              </table:table-cell>
              <table:table-cell office:value-type="float" office:value="39179.6">
                <text:p>39179.6</text:p>
              </table:table-cell>
              <table:table-cell office:value-type="float" office:value="40289.105">
                <text:p>40289.105</text:p>
              </table:table-cell>
              <table:table-cell office:value-type="float" office:value="42393.526">
                <text:p>42393.526</text:p>
              </table:table-cell>
              <table:table-cell office:value-type="float" office:value="41575.546">
                <text:p>41575.546</text:p>
              </table:table-cell>
            </table:table-row>
            <table:table-row>
              <table:table-cell office:value-type="string">
                <text:p>1/2/1998</text:p>
              </table:table-cell>
              <table:table-cell office:value-type="float" office:value="37837">
                <text:p>37837</text:p>
              </table:table-cell>
              <table:table-cell office:value-type="float" office:value="57821.241">
                <text:p>57821.241</text:p>
              </table:table-cell>
              <table:table-cell office:value-type="float" office:value="45490.079">
                <text:p>45490.079</text:p>
              </table:table-cell>
              <table:table-cell office:value-type="float" office:value="48457.314">
                <text:p>48457.314</text:p>
              </table:table-cell>
            </table:table-row>
            <table:table-row>
              <table:table-cell office:value-type="string">
                <text:p>1/2/1999</text:p>
              </table:table-cell>
              <table:table-cell office:value-type="float" office:value="35691.52">
                <text:p>35691.52</text:p>
              </table:table-cell>
              <table:table-cell office:value-type="float" office:value="86267.315">
                <text:p>86267.315</text:p>
              </table:table-cell>
              <table:table-cell office:value-type="float" office:value="70052.842">
                <text:p>70052.842</text:p>
              </table:table-cell>
              <table:table-cell office:value-type="float" office:value="78567.137">
                <text:p>78567.137</text:p>
              </table:table-cell>
            </table:table-row>
            <table:table-row>
              <table:table-cell office:value-type="string">
                <text:p>1/2/2000</text:p>
              </table:table-cell>
              <table:table-cell office:value-type="float" office:value="27099">
                <text:p>27099</text:p>
              </table:table-cell>
              <table:table-cell office:value-type="float" office:value="32465.117">
                <text:p>32465.117</text:p>
              </table:table-cell>
              <table:table-cell office:value-type="float" office:value="33060.394">
                <text:p>33060.394</text:p>
              </table:table-cell>
              <table:table-cell office:value-type="float" office:value="35834.275">
                <text:p>35834.275</text:p>
              </table:table-cell>
            </table:table-row>
            <table:table-row>
              <table:table-cell office:value-type="string">
                <text:p>1/2/2001</text:p>
              </table:table-cell>
              <table:table-cell office:value-type="float" office:value="26174.12">
                <text:p>26174.12</text:p>
              </table:table-cell>
              <table:table-cell office:value-type="float" office:value="24188.213">
                <text:p>24188.213</text:p>
              </table:table-cell>
              <table:table-cell office:value-type="float" office:value="26041.901">
                <text:p>26041.901</text:p>
              </table:table-cell>
              <table:table-cell office:value-type="float" office:value="22670.013">
                <text:p>22670.013</text:p>
              </table:table-cell>
            </table:table-row>
            <table:table-row>
              <table:table-cell office:value-type="string">
                <text:p>1/2/2002</text:p>
              </table:table-cell>
              <table:table-cell office:value-type="float" office:value="23065.86">
                <text:p>23065.86</text:p>
              </table:table-cell>
              <table:table-cell office:value-type="float" office:value="27146.392">
                <text:p>27146.392</text:p>
              </table:table-cell>
              <table:table-cell office:value-type="float" office:value="25171.601">
                <text:p>25171.601</text:p>
              </table:table-cell>
              <table:table-cell office:value-type="float" office:value="25278.102">
                <text:p>25278.102</text:p>
              </table:table-cell>
            </table:table-row>
            <table:table-row>
              <table:table-cell office:value-type="string">
                <text:p>1/2/2003</text:p>
              </table:table-cell>
              <table:table-cell office:value-type="float" office:value="37612.36">
                <text:p>37612.36</text:p>
              </table:table-cell>
              <table:table-cell office:value-type="float" office:value="38238.935">
                <text:p>38238.935</text:p>
              </table:table-cell>
              <table:table-cell office:value-type="float" office:value="42046.096">
                <text:p>42046.096</text:p>
              </table:table-cell>
              <table:table-cell office:value-type="float" office:value="48483.342">
                <text:p>48483.342</text:p>
              </table:table-cell>
            </table:table-row>
            <table:table-row>
              <table:table-cell office:value-type="string">
                <text:p>1/2/2004</text:p>
              </table:table-cell>
              <table:table-cell office:value-type="float" office:value="32616.44">
                <text:p>32616.44</text:p>
              </table:table-cell>
              <table:table-cell office:value-type="float" office:value="31039.398">
                <text:p>31039.398</text:p>
              </table:table-cell>
              <table:table-cell office:value-type="float" office:value="34668.535">
                <text:p>34668.535</text:p>
              </table:table-cell>
              <table:table-cell office:value-type="float" office:value="33489.481">
                <text:p>33489.481</text:p>
              </table:table-cell>
            </table:table-row>
            <table:table-row>
              <table:table-cell office:value-type="string">
                <text:p>1/2/2005</text:p>
              </table:table-cell>
              <table:table-cell office:value-type="float" office:value="30975.76">
                <text:p>30975.76</text:p>
              </table:table-cell>
              <table:table-cell office:value-type="float" office:value="38839.899">
                <text:p>38839.899</text:p>
              </table:table-cell>
              <table:table-cell office:value-type="float" office:value="33748.712">
                <text:p>33748.712</text:p>
              </table:table-cell>
              <table:table-cell office:value-type="float" office:value="37504.129">
                <text:p>37504.129</text:p>
              </table:table-cell>
            </table:table-row>
            <table:table-row>
              <table:table-cell office:value-type="string">
                <text:p>1/2/2006</text:p>
              </table:table-cell>
              <table:table-cell office:value-type="float" office:value="33810">
                <text:p>33810</text:p>
              </table:table-cell>
              <table:table-cell office:value-type="float" office:value="32377.674">
                <text:p>32377.674</text:p>
              </table:table-cell>
              <table:table-cell office:value-type="float" office:value="34231.525">
                <text:p>34231.525</text:p>
              </table:table-cell>
              <table:table-cell office:value-type="float" office:value="36746.321">
                <text:p>36746.321</text:p>
              </table:table-cell>
            </table:table-row>
            <table:table-row>
              <table:table-cell office:value-type="string">
                <text:p>1/2/2007</text:p>
              </table:table-cell>
              <table:table-cell office:value-type="float" office:value="31048.93">
                <text:p>31048.93</text:p>
              </table:table-cell>
              <table:table-cell office:value-type="float" office:value="52066.097">
                <text:p>52066.097</text:p>
              </table:table-cell>
              <table:table-cell office:value-type="float" office:value="39939.124">
                <text:p>39939.124</text:p>
              </table:table-cell>
              <table:table-cell office:value-type="float" office:value="44549.561">
                <text:p>44549.561</text:p>
              </table:table-cell>
            </table:table-row>
            <table:table-row>
              <table:table-cell office:value-type="string">
                <text:p>1/2/2008</text:p>
              </table:table-cell>
              <table:table-cell office:value-type="float" office:value="18437.6">
                <text:p>18437.6</text:p>
              </table:table-cell>
              <table:table-cell office:value-type="float" office:value="16426.085">
                <text:p>16426.085</text:p>
              </table:table-cell>
              <table:table-cell office:value-type="float" office:value="20440.948">
                <text:p>20440.948</text:p>
              </table:table-cell>
              <table:table-cell office:value-type="float" office:value="20392.185">
                <text:p>20392.185</text:p>
              </table:table-cell>
            </table:table-row>
            <table:table-row>
              <table:table-cell office:value-type="string">
                <text:p>1/2/2009</text:p>
              </table:table-cell>
              <table:table-cell office:value-type="float" office:value="37356.61">
                <text:p>37356.61</text:p>
              </table:table-cell>
              <table:table-cell office:value-type="float" office:value="36370.412">
                <text:p>36370.412</text:p>
              </table:table-cell>
              <table:table-cell office:value-type="float" office:value="43494.661">
                <text:p>43494.661</text:p>
              </table:table-cell>
              <table:table-cell office:value-type="float" office:value="45234.444">
                <text:p>45234.444</text:p>
              </table:table-cell>
            </table:table-row>
            <table:table-row>
              <table:table-cell office:value-type="string">
                <text:p>1/2/2010</text:p>
              </table:table-cell>
              <table:table-cell office:value-type="float" office:value="33675.16">
                <text:p>33675.16</text:p>
              </table:table-cell>
              <table:table-cell office:value-type="float" office:value="37169.584">
                <text:p>37169.584</text:p>
              </table:table-cell>
              <table:table-cell office:value-type="float" office:value="41283.618">
                <text:p>41283.618</text:p>
              </table:table-cell>
              <table:table-cell office:value-type="float" office:value="42921.104">
                <text:p>42921.104</text:p>
              </table:table-cell>
            </table:table-row>
            <table:table-row>
              <table:table-cell office:value-type="string">
                <text:p>1/2/2011</text:p>
              </table:table-cell>
              <table:table-cell office:value-type="float" office:value="30111.6">
                <text:p>30111.6</text:p>
              </table:table-cell>
              <table:table-cell office:value-type="float" office:value="27133.695">
                <text:p>27133.695</text:p>
              </table:table-cell>
              <table:table-cell office:value-type="float" office:value="31590.068">
                <text:p>31590.068</text:p>
              </table:table-cell>
              <table:table-cell office:value-type="float" office:value="30986.966">
                <text:p>30986.966</text:p>
              </table:table-cell>
            </table:table-row>
            <table:table-row>
              <table:table-cell office:value-type="string">
                <text:p>1/2/2012</text:p>
              </table:table-cell>
              <table:table-cell office:value-type="float" office:value="33294.11">
                <text:p>33294.11</text:p>
              </table:table-cell>
              <table:table-cell office:value-type="float" office:value="38772.655">
                <text:p>38772.655</text:p>
              </table:table-cell>
              <table:table-cell office:value-type="float" office:value="34607.079">
                <text:p>34607.079</text:p>
              </table:table-cell>
              <table:table-cell office:value-type="float" office:value="36227.591">
                <text:p>36227.591</text:p>
              </table:table-cell>
            </table:table-row>
            <table:table-row>
              <table:table-cell office:value-type="string">
                <text:p>1/2/2013</text:p>
              </table:table-cell>
              <table:table-cell office:value-type="float" office:value="38805.07">
                <text:p>38805.07</text:p>
              </table:table-cell>
              <table:table-cell office:value-type="float" office:value="46355.325">
                <text:p>46355.325</text:p>
              </table:table-cell>
              <table:table-cell office:value-type="float" office:value="46749.482">
                <text:p>46749.482</text:p>
              </table:table-cell>
              <table:table-cell office:value-type="float" office:value="47230.283">
                <text:p>47230.283</text:p>
              </table:table-cell>
            </table:table-row>
            <table:table-row>
              <table:table-cell office:value-type="string">
                <text:p>1/2/2014</text:p>
              </table:table-cell>
              <table:table-cell office:value-type="float" office:value="33400.64">
                <text:p>33400.64</text:p>
              </table:table-cell>
              <table:table-cell office:value-type="float" office:value="33741.343">
                <text:p>33741.343</text:p>
              </table:table-cell>
              <table:table-cell office:value-type="float" office:value="32563.607">
                <text:p>32563.607</text:p>
              </table:table-cell>
              <table:table-cell office:value-type="float" office:value="33800.748">
                <text:p>33800.748</text:p>
              </table:table-cell>
            </table:table-row>
            <table:table-row>
              <table:table-cell office:value-type="string">
                <text:p>1/2/2015</text:p>
              </table:table-cell>
              <table:table-cell office:value-type="float" office:value="30015.66">
                <text:p>30015.66</text:p>
              </table:table-cell>
              <table:table-cell office:value-type="float" office:value="38201.267">
                <text:p>38201.267</text:p>
              </table:table-cell>
              <table:table-cell office:value-type="float" office:value="36060.02">
                <text:p>36060.02</text:p>
              </table:table-cell>
              <table:table-cell office:value-type="float" office:value="34550.679">
                <text:p>34550.679</text:p>
              </table:table-cell>
            </table:table-row>
            <table:table-row>
              <table:table-cell office:value-type="string">
                <text:p>1/2/2016</text:p>
              </table:table-cell>
              <table:table-cell office:value-type="float" office:value="32979.74">
                <text:p>32979.74</text:p>
              </table:table-cell>
              <table:table-cell office:value-type="float" office:value="43781.882">
                <text:p>43781.882</text:p>
              </table:table-cell>
              <table:table-cell office:value-type="float" office:value="40097.278">
                <text:p>40097.278</text:p>
              </table:table-cell>
              <table:table-cell office:value-type="float" office:value="40684.733">
                <text:p>40684.733</text:p>
              </table:table-cell>
            </table:table-row>
            <table:table-row>
              <table:table-cell office:value-type="string">
                <text:p>1/2/2017</text:p>
              </table:table-cell>
              <table:table-cell office:value-type="float" office:value="35610.08">
                <text:p>35610.08</text:p>
              </table:table-cell>
              <table:table-cell office:value-type="float" office:value="45347.169">
                <text:p>45347.169</text:p>
              </table:table-cell>
              <table:table-cell office:value-type="float" office:value="39545.985">
                <text:p>39545.985</text:p>
              </table:table-cell>
              <table:table-cell office:value-type="float" office:value="41517.422">
                <text:p>41517.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